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1" draw:layer="layout" svg:width="4.318cm" svg:height="2.794cm" svg:x="7.366cm" svg:y="4.064cm">
          <text:p text:style-name="P1">Develo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2.794cm" svg:x="1.27cm" svg:y="9.398cm">
          <text:p text:style-name="P1">Docker</text:p>
          <text:p text:style-name="P1">public</text:p>
          <text:p text:style-name="P1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2.794cm" svg:x="12.7cm" svg:y="9.398cm">
          <text:p text:style-name="P1">Docker</text:p>
          <text:p text:style-name="P1">private</text:p>
          <text:p text:style-name="P1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2.794cm" svg:x="19.304cm" svg:y="9.398cm">
          <text:p text:style-name="P1">Prod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2.794cm" svg:x="19.304cm" svg:y="5.334cm">
          <text:p text:style-name="P1">Q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9.05cm" svg:height="11.176cm" svg:x="5.996cm" svg:y="2.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" draw:text-style-name="P1" draw:layer="layout" svg:width="5.059cm" svg:height="0.917cm" draw:transform="rotate (-1.17600284999378) translate (10.7536567960616cm 6.50480732341512cm)" svg:viewBox="0 0 5060 918" svg:d="M0 918c3302 0 3634-136 3634-136l1426-782">
          <text:p/>
        </draw:path>
        <draw:path draw:style-name="gr4" draw:text-style-name="P1" draw:layer="layout" svg:width="4.555cm" svg:height="2.678cm" draw:transform="rotate (-1.65387399918983) translate (8.636cm 6.858cm)" svg:viewBox="0 0 4556 2679" svg:d="M0 0c3059 0 3628 717 3628 717l928 1962">
          <text:p/>
        </draw:path>
        <draw:path draw:style-name="gr5" draw:text-style-name="P1" draw:layer="layout" svg:width="3.951cm" svg:height="0.714cm" draw:transform="rotate (-1.99735479598231) translate (19.304cm 6.858cm)" svg:viewBox="0 0 3952 715" svg:d="M0 0c3069 0 3952 715 3952 715">
          <text:p/>
        </draw:path>
        <draw:path draw:style-name="gr5" draw:text-style-name="P1" draw:layer="layout" svg:width="2.402cm" svg:height="0.184cm" draw:transform="rotate (2.89654842660979) translate (19.3039999814409cm 11.6840000742159cm)" svg:viewBox="0 0 2403 185" svg:d="M0 0c2095 0 2403 185 2403 185">
          <text:p/>
        </draw:path>
        <draw:frame draw:style-name="gr6" draw:layer="layout" svg:width="1.484cm" svg:height="0.962cm" svg:x="6.644cm" svg:y="8.182cm">
          <draw:text-box>
            <text:p>pull</text:p>
          </draw:text-box>
        </draw:frame>
        <draw:frame draw:style-name="gr7" draw:layer="layout" svg:width="3.034cm" svg:height="0.962cm" svg:x="10.428cm" svg:y="7.62cm">
          <draw:text-box>
            <text:p>push/pull</text:p>
          </draw:text-box>
        </draw:frame>
        <draw:frame draw:style-name="gr6" draw:layer="layout" svg:width="1.484cm" svg:height="0.962cm" svg:x="17.058cm" svg:y="7.42cm">
          <draw:text-box>
            <text:p>pull</text:p>
          </draw:text-box>
        </draw:frame>
        <draw:frame draw:style-name="gr6" draw:layer="layout" svg:width="1.484cm" svg:height="0.962cm" svg:x="17.78cm" svg:y="10.414cm">
          <draw:text-box>
            <text:p>pull</text:p>
          </draw:text-box>
        </draw:frame>
        <draw:frame draw:style-name="gr6" draw:layer="layout" svg:width="0.68cm" svg:height="0.962cm" svg:x="13.874cm" svg:y="13.716cm">
          <draw:text-box>
            <text:p><text:s/></text:p>
          </draw:text-box>
        </draw:frame>
        <draw:frame draw:style-name="gr6" draw:layer="layout" svg:width="0.68cm" svg:height="0.962cm" svg:x="24.72cm" svg:y="8.436cm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5:34:13.009018262</meta:creation-date>
    <dc:date>2016-04-26T15:55:10.584558947</dc:date>
    <meta:editing-duration>PT11M29S</meta:editing-duration>
    <meta:editing-cycles>2</meta:editing-cycles>
    <meta:generator>LibreOffice/4.2.8.2$Linux_X86_64 LibreOffice_project/420m0$Build-2</meta:generator>
    <meta:document-statistic meta:object-count="43"/>
  </office:meta>
</office:document-meta>
</file>